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7"/>
      <style:map style:condition="cell-content()=&quot;Exception Rejected&quot;" style:apply-style-name="Orange_20_Fill" style:base-cell-address="'DATE (24-12-01)'.D7"/>
      <style:map style:condition="cell-content()=&quot;Compliance Expected&quot;" style:apply-style-name="Light_20_Green_20_Fill" style:base-cell-address="'DATE (24-12-01)'.D7"/>
      <style:map style:condition="cell-content()=&quot;Exception Granted&quot;" style:apply-style-name="Dark_20_Green_20_Fill" style:base-cell-address="'DATE (24-12-01)'.D7"/>
      <style:map style:condition="cell-content()=&quot;Compliant&quot;" style:apply-style-name="Emerald_20_Fill" style:base-cell-address="'DATE (24-12-01)'.D7"/>
      <style:map style:condition="cell-content()=&quot;Not-Applicable&quot;" style:apply-style-name="Note" style:base-cell-address="'DATE (24-12-01)'.D7"/>
      <style:map style:condition="cell-content()=&quot;Exception Requested&quot;" style:apply-style-name="Yellow_20_Fill" style:base-cell-address="'DATE (24-12-01)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2-01)'.D7">
          <table:error-message table:message-type="stop" table:display="true"/>
        </table:content-validation>
      </table:content-validations>
      <table:table table:name="DATE (24-12-0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table:number-columns-spanned="1" table:number-rows-spanned="3"/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table:number-columns-spanned="1" table:number-rows-spanned="3"/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/>
          <table:table-cell table:style-name="ce48" office:value-type="string" calcext:value-type="string">
            <text:p>Confluence</text:p>
          </table:table-cell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a xlink:href="https://github.com/Alchemy-AOE-Community/CHEM-Random-Map-Scripts/blob/Workshop_Jasuni/Workshop_Jasuni/UnderDevelopment/Confluence" xlink:type="simple">https://github.com/Alchemy-AOE-Community/CHEM-Random-Map-Scripts/blob/Workshop_Jasuni/Workshop_Jasuni/UnderDevelopment/Confluence</text:a>.rms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Currently only supports 1v1 (is work in progress)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Plan to add more configurations (idea is players in corners and players on sides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work in progress (still only supports 1v1)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resource delta used on neutral gold piles in antiquity mod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Generally fair. Rivers are somewhat random and might not be equidistant to players, but should avoid being within 10% (12 tiles) of player lands. Neutral lands origin is always equidistant to players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Distance between players and the river might not be equal, but a minimum distance is ensured. Individual island sizes may also vary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distances approximately same, not guaranteed sam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wolves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king replaces scout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rade disabled if low resources and not 2-player or 2-team gam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7:.$F$58];[.A62])" office:value-type="float" office:value="35" calcext:value-type="float" table:number-columns-spanned="2" table:number-rows-spanned="1">
            <text:p>35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7:.$F$58];[.A64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1" calcext:value-type="float" table:number-columns-spanned="2" table:number-rows-spanned="1">
            <text:p>31</text:p>
          </table:table-cell>
          <table:covered-table-cell/>
          <table:table-cell table:style-name="ce12" table:formula="of:=COUNTIF([.$F$7:.$F$58];[.A66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DATE (24-12-01)'.D7:'DATE (24-12-01)'.D15 'DATE (24-12-01)'.D18:'DATE (24-12-01)'.D20 'DATE (24-12-01)'.D22:'DATE (24-12-01)'.D22 'DATE (24-12-01)'.D24:'DATE (24-12-01)'.D27 'DATE (24-12-01)'.D29:'DATE (24-12-01)'.D32 'DATE (24-12-01)'.D34:'DATE (24-12-01)'.D34 'DATE (24-12-01)'.D36:'DATE (24-12-01)'.D37 'DATE (24-12-01)'.D39:'DATE (24-12-01)'.D41 'DATE (24-12-01)'.D43:'DATE (24-12-01)'.D50 'DATE (24-12-01)'.D52:'DATE (24-12-01)'.D52 'DATE (24-12-01)'.D54:'DATE (24-12-01)'.D54 'DATE (24-12-01)'.D56:'DATE (24-12-01)'.D56 'DATE (24-12-01)'.D58:'DATE (24-12-01)'.D58 'DATE (24-12-01)'.F7:'DATE (24-12-01)'.F15 'DATE (24-12-01)'.F18:'DATE (24-12-01)'.F20 'DATE (24-12-01)'.F22:'DATE (24-12-01)'.F22 'DATE (24-12-01)'.F24:'DATE (24-12-01)'.F27 'DATE (24-12-01)'.F29:'DATE (24-12-01)'.F32 'DATE (24-12-01)'.F34:'DATE (24-12-01)'.F34 'DATE (24-12-01)'.F36:'DATE (24-12-01)'.F37 'DATE (24-12-01)'.F39:'DATE (24-12-01)'.F41 'DATE (24-12-01)'.F43:'DATE (24-12-01)'.F50 'DATE (24-12-01)'.F52:'DATE (24-12-01)'.F52 'DATE (24-12-01)'.F54:'DATE (24-12-01)'.F54 'DATE (24-12-01)'.F56:'DATE (24-12-01)'.F56 'DATE (24-12-01)'.F58:'DATE (24-12-01)'.F58">
            <calcext:condition calcext:apply-style-name="Red Fill" calcext:value="=&quot;Non-Compliant&quot;" calcext:base-cell-address="'DATE (24-12-01)'.D7"/>
            <calcext:condition calcext:apply-style-name="Orange Fill" calcext:value="=&quot;Exception Rejected&quot;" calcext:base-cell-address="'DATE (24-12-01)'.D7"/>
            <calcext:condition calcext:apply-style-name="Light Green Fill" calcext:value="=&quot;Compliance Expected&quot;" calcext:base-cell-address="'DATE (24-12-01)'.D7"/>
            <calcext:condition calcext:apply-style-name="Dark Green Fill" calcext:value="=&quot;Exception Granted&quot;" calcext:base-cell-address="'DATE (24-12-01)'.D7"/>
            <calcext:condition calcext:apply-style-name="Emerald Fill" calcext:value="=&quot;Compliant&quot;" calcext:base-cell-address="'DATE (24-12-01)'.D7"/>
            <calcext:condition calcext:apply-style-name="Note" calcext:value="=&quot;Not-Applicable&quot;" calcext:base-cell-address="'DATE (24-12-01)'.D7"/>
            <calcext:condition calcext:apply-style-name="Yellow Fill" calcext:value="=&quot;Exception Requested&quot;" calcext:base-cell-address="'DATE (24-12-01)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4T13:17:22.388000000</dc:date>
    <meta:editing-duration>P3DT4H19M35S</meta:editing-duration>
    <meta:editing-cycles>217</meta:editing-cycles>
    <meta:generator>LibreOffice/24.8.4.2$Windows_X86_64 LibreOffice_project/bb3cfa12c7b1bf994ecc5649a80400d06cd71002</meta:generator>
    <meta:document-statistic meta:table-count="1" meta:cell-count="190" meta:object-count="0"/>
  </office:meta>
</office:document-meta>
</file>